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78f" officeooo:paragraph-rsid="001f878f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f878f" officeooo:paragraph-rsid="001f878f" style:font-size-asian="14pt" style:font-size-complex="14pt"/>
    </style:style>
    <style:style style:name="P3" style:family="paragraph" style:parent-style-name="Standard">
      <style:text-properties officeooo:rsid="001f878f" officeooo:paragraph-rsid="001f878f"/>
    </style:style>
    <style:style style:name="T1" style:family="text">
      <style:text-properties officeooo:rsid="0021015a"/>
    </style:style>
    <style:style style:name="T2" style:family="text">
      <style:text-properties officeooo:rsid="00217bef"/>
    </style:style>
    <style:style style:name="T3" style:family="text">
      <style:text-properties officeooo:rsid="002186c9"/>
    </style:style>
    <style:style style:name="T4" style:family="text">
      <style:text-properties officeooo:rsid="00244f66"/>
    </style:style>
    <style:style style:name="T5" style:family="text">
      <style:text-properties officeooo:rsid="0025c3d4"/>
    </style:style>
    <style:style style:name="T6" style:family="text">
      <style:text-properties officeooo:rsid="0026f71e"/>
    </style:style>
    <style:style style:name="T7" style:family="text">
      <style:text-properties officeooo:rsid="0028048c"/>
    </style:style>
    <style:style style:name="T8" style:family="text">
      <style:text-properties officeooo:rsid="0029c5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 :</text:p>
      <text:p text:style-name="P1"/>
      <text:p text:style-name="P1">Actions : <text:span text:style-name="T1">Contient les fichiers de toutes les actions réalisables concernant les outils de gimp et les commandes.</text:span></text:p>
      <text:p text:style-name="P1"/>
      <text:p text:style-name="P1">Base : <text:span text:style-name="T1">Contient les fichiers qui gèrent les options de coloration (pixels, outils, commandes …).</text:span></text:p>
      <text:p text:style-name="P1"/>
      <text:p text:style-name="P1">Composite : <text:span text:style-name="T2">Contient les fichiers qui, entre autre, s’occupent de gérer la taille des icônes de l’application.</text:span></text:p>
      <text:p text:style-name="P1"/>
      <text:p text:style-name="P1">Config : <text:span text:style-name="T3">Contient les fichiers qui affichent les options et permet leur contrôle.</text:span></text:p>
      <text:p text:style-name="P1"/>
      <text:p text:style-name="P1">Core : <text:span text:style-name="T4">Contient les fichiers qui s’occupent des options et réglages des pinceaux, de la sauvegarde et de l’affichage.</text:span></text:p>
      <text:p text:style-name="P1"/>
      <text:p text:style-name="P1">Dialogs : <text:span text:style-name="T5">Contient les fichiers gérant les boîtes de dialogue (qui elles mêmes s’occupent des options d’un outil ou est dédié à une tâche particulière).</text:span></text:p>
      <text:p text:style-name="P1"/>
      <text:p text:style-name="P1">Display : <text:span text:style-name="T6">Contient les fichiers qui gèrent l’affichage de la toile et des calques.</text:span></text:p>
      <text:p text:style-name="P1"/>
      <text:p text:style-name="P1">File : <text:span text:style-name="T7">Contient les fichiers qui contrôlent l’ouverture, la fermeture et la sauvegarde du fichier gimp.</text:span></text:p>
      <text:p text:style-name="P1"/>
      <text:p text:style-name="P1">Gegl : <text:span text:style-name="T8">Contient les fichiers qui gèrent les couleurs (saturation, outils …).</text:span></text:p>
      <text:p text:style-name="P1"/>
      <text:p text:style-name="P1">Gui :</text:p>
      <text:p text:style-name="P1">Menus :</text:p>
      <text:p text:style-name="P1">Paint :</text:p>
      <text:p text:style-name="P1">Paint-funcs :</text:p>
      <text:p text:style-name="P1">Pdb :</text:p>
      <text:p text:style-name="P1">Plug-in :</text:p>
      <text:p text:style-name="P1">Tests :</text:p>
      <text:p text:style-name="P1">Text :</text:p>
      <text:p text:style-name="P1">Tools :</text:p>
      <text:p text:style-name="P1">Vectors :</text:p>
      <text:p text:style-name="P1">Widgets :</text:p>
      <text:p text:style-name="P1">Xcf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57:28.513928577</meta:creation-date>
    <meta:generator>LibreOffice/5.1.6.2$Linux_X86_64 LibreOffice_project/10m0$Build-2</meta:generator>
    <dc:date>2017-10-17T10:58:28.889588331</dc:date>
    <meta:editing-duration>PT57M57S</meta:editing-duration>
    <meta:editing-cycles>14</meta:editing-cycles>
    <meta:document-statistic meta:table-count="0" meta:image-count="0" meta:object-count="0" meta:page-count="1" meta:paragraph-count="22" meta:word-count="175" meta:character-count="1024" meta:non-whitespace-character-count="871"/>
  </office:meta>
</office:document-meta>
</file>